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ents" table:style-name="ta1">
        <table:table-column table:style-name="co1" table:default-cell-style-name="ce2"/>
        <table:table-column table:style-name="co2" table:number-columns-repeated="255" table:default-cell-style-name="ce2"/>
        <table:table-column table:style-name="co2" table:number-columns-repeated="16128" table:default-cell-style-name="ce1"/>
        <table:table-row table:style-name="ro1">
          <table:table-cell office:value-type="string" table:style-name="ce1">
            <text:p>B21DCDT092</text:p>
          </table:table-cell>
          <table:table-cell office:value-type="string" table:style-name="ce1">
            <text:p>Ngô Trung Hiếu</text:p>
          </table:table-cell>
          <table:table-cell office:value-type="date" office:date-value="2003-08-16T00:00:00" table:style-name="ce3">
            <text:p>08/16/03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Huế</text:p>
          </table:table-cell>
          <table:table-cell office:value-type="string" table:style-name="ce1">
            <text:p>0801234567</text:p>
          </table:table-cell>
          <table:table-cell office:value-type="string" table:style-name="ce1">
            <text:p>HieuNT.B21DT092@stu.ptit.edu.vn</text:p>
          </table:table-cell>
          <table:table-cell office:value-type="string" table:style-name="ce1">
            <text:p>789012345678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DT01-B</text:p>
          </table:table-cell>
          <table:table-cell office:value-type="string" table:style-name="ce1">
            <text:p>KTDT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1-20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4 17:06: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KT004</text:p>
          </table:table-cell>
          <table:table-cell office:value-type="string" table:style-name="ce1">
            <text:p>Trần Diệu An</text:p>
          </table:table-cell>
          <table:table-cell office:value-type="date" office:date-value="2003-11-02T00:00:00" table:style-name="ce3">
            <text:p>11/02/03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Hà Nội</text:p>
          </table:table-cell>
          <table:table-cell office:value-type="string" table:style-name="ce1">
            <text:p>0901234567</text:p>
          </table:table-cell>
          <table:table-cell office:value-type="string" table:style-name="ce1">
            <text:p>AnTD.B21KT004@stu.ptit.edu.vn</text:p>
          </table:table-cell>
          <table:table-cell office:value-type="string" table:style-name="ce1">
            <text:p>123456789012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KT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1-20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MR110</text:p>
          </table:table-cell>
          <table:table-cell office:value-type="string" table:style-name="ce1">
            <text:p>Nguyễn Thu Hà</text:p>
          </table:table-cell>
          <table:table-cell office:value-type="date" office:date-value="2003-10-05T00:00:00" table:style-name="ce3">
            <text:p>10/05/03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Đồng Nai</text:p>
          </table:table-cell>
          <table:table-cell office:value-type="string" table:style-name="ce1">
            <text:p>0834567890</text:p>
          </table:table-cell>
          <table:table-cell office:value-type="string" table:style-name="ce1">
            <text:p>HaNT.B21MR110@stu.ptit.edu.vn</text:p>
          </table:table-cell>
          <table:table-cell office:value-type="string" table:style-name="ce1">
            <text:p>112345678901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MR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1-20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PT044</text:p>
          </table:table-cell>
          <table:table-cell office:value-type="string" table:style-name="ce1">
            <text:p>Lê Đặng Châu Anh</text:p>
          </table:table-cell>
          <table:table-cell office:value-type="date" office:date-value="2003-01-16T00:00:00" table:style-name="ce3">
            <text:p>01/16/03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TP. Hồ Chí Minh</text:p>
          </table:table-cell>
          <table:table-cell office:value-type="string" table:style-name="ce1">
            <text:p>0912345678</text:p>
          </table:table-cell>
          <table:table-cell office:value-type="string" table:style-name="ce1">
            <text:p>AnhLDC.B21PT044@stu.ptit.edu.vn</text:p>
          </table:table-cell>
          <table:table-cell office:value-type="string" table:style-name="ce1">
            <text:p>234567890123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PT01-B</text:p>
          </table:table-cell>
          <table:table-cell office:value-type="string" table:style-name="ce1">
            <text:p>DPT</text:p>
          </table:table-cell>
          <table:table-cell office:value-type="string" table:style-name="ce1">
            <text:p>CNDPT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1-20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4 19:02: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QT027</text:p>
          </table:table-cell>
          <table:table-cell office:value-type="string" table:style-name="ce1">
            <text:p>Mai Thị Linh Chi</text:p>
          </table:table-cell>
          <table:table-cell office:value-type="date" office:date-value="2003-12-21T00:00:00" table:style-name="ce3">
            <text:p>12/21/03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Đà Nẵng</text:p>
          </table:table-cell>
          <table:table-cell office:value-type="string" table:style-name="ce1">
            <text:p>0923456789</text:p>
          </table:table-cell>
          <table:table-cell office:value-type="string" table:style-name="ce1">
            <text:p>ChiMTL.B21QT027@stu.ptit.edu.vn</text:p>
          </table:table-cell>
          <table:table-cell office:value-type="string" table:style-name="ce1">
            <text:p>345678901234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QT01-B</text:p>
          </table:table-cell>
          <table:table-cell office:value-type="string" table:style-name="ce1">
            <text:p>QTKD</text:p>
          </table:table-cell>
          <table:table-cell office:value-type="string" table:style-name="ce1">
            <text:p>QTKD</text:p>
          </table:table-cell>
          <table:table-cell office:value-type="string" table:style-name="ce1">
            <text:p>VHVL</text:p>
          </table:table-cell>
          <table:table-cell office:value-type="string" table:style-name="ce1">
            <text:p>2021-20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QT134</text:p>
          </table:table-cell>
          <table:table-cell office:value-type="string" table:style-name="ce1">
            <text:p>Trịnh Hồng Phong</text:p>
          </table:table-cell>
          <table:table-cell office:value-type="date" office:date-value="2003-06-19T00:00:00" table:style-name="ce3">
            <text:p>06/19/03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Bình Dương</text:p>
          </table:table-cell>
          <table:table-cell office:value-type="string" table:style-name="ce1">
            <text:p>0823456789</text:p>
          </table:table-cell>
          <table:table-cell office:value-type="string" table:style-name="ce1">
            <text:p>PhongTH.B21QT134@stu.ptit.edu.vn</text:p>
          </table:table-cell>
          <table:table-cell office:value-type="string" table:style-name="ce1">
            <text:p>901234567890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QT02-B</text:p>
          </table:table-cell>
          <table:table-cell office:value-type="string" table:style-name="ce1">
            <text:p>QTKD</text:p>
          </table:table-cell>
          <table:table-cell office:value-type="string" table:style-name="ce1">
            <text:p>QTKD</text:p>
          </table:table-cell>
          <table:table-cell office:value-type="string" table:style-name="ce1">
            <text:p>VHVL</text:p>
          </table:table-cell>
          <table:table-cell office:value-type="string" table:style-name="ce1">
            <text:p>2021-20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TC070</text:p>
          </table:table-cell>
          <table:table-cell office:value-type="string" table:style-name="ce1">
            <text:p>Nguyễn Thị Nhật Minh</text:p>
          </table:table-cell>
          <table:table-cell office:value-type="date" office:date-value="2003-03-16T00:00:00" table:style-name="ce3">
            <text:p>03/16/03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Hải Phòng</text:p>
          </table:table-cell>
          <table:table-cell office:value-type="string" table:style-name="ce1">
            <text:p>0934567890</text:p>
          </table:table-cell>
          <table:table-cell office:value-type="string" table:style-name="ce1">
            <text:p>MinhNTN.B21TC070@stu.ptit.edu.vn</text:p>
          </table:table-cell>
          <table:table-cell office:value-type="string" table:style-name="ce1">
            <text:p>456789012345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TC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FINTECH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1-20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TT123</text:p>
          </table:table-cell>
          <table:table-cell office:value-type="string" table:style-name="ce1">
            <text:p>Phan Thu Phương</text:p>
          </table:table-cell>
          <table:table-cell office:value-type="date" office:date-value="2003-05-30T00:00:00" table:style-name="ce3">
            <text:p>05/30/03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Thanh Hóa</text:p>
          </table:table-cell>
          <table:table-cell office:value-type="string" table:style-name="ce1">
            <text:p>0724567890</text:p>
          </table:table-cell>
          <table:table-cell office:value-type="string" table:style-name="ce1">
            <text:p>PhuongPT.B21TT123@stu.ptit.edu.vn</text:p>
          </table:table-cell>
          <table:table-cell office:value-type="string" table:style-name="ce1">
            <text:p>667890123456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TT01-B</text:p>
          </table:table-cell>
          <table:table-cell office:value-type="string" table:style-name="ce1">
            <text:p>DPT</text:p>
          </table:table-cell>
          <table:table-cell office:value-type="string" table:style-name="ce1">
            <text:p>TTDPT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1-20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4 19:02: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1DCVT087</text:p>
          </table:table-cell>
          <table:table-cell office:value-type="string" table:style-name="ce1">
            <text:p>Lê Quang Công</text:p>
          </table:table-cell>
          <table:table-cell office:value-type="date" office:date-value="2003-10-11T00:00:00" table:style-name="ce3">
            <text:p>10/11/03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Nha Trang</text:p>
          </table:table-cell>
          <table:table-cell office:value-type="string" table:style-name="ce1">
            <text:p>0956789012</text:p>
          </table:table-cell>
          <table:table-cell office:value-type="string" table:style-name="ce1">
            <text:p>CongLQ.B21VT087@stu.ptit.edu.vn</text:p>
          </table:table-cell>
          <table:table-cell office:value-type="string" table:style-name="ce1">
            <text:p>678901234567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1CQVT01-B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1-20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2DCAT300</text:p>
          </table:table-cell>
          <table:table-cell office:value-type="string" table:style-name="ce1">
            <text:p>Đinh Ngọc Tuấn</text:p>
          </table:table-cell>
          <table:table-cell office:value-type="date" office:date-value="2004-03-17T00:00:00" table:style-name="ce3">
            <text:p>03/17/04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Bắc Ninh</text:p>
          </table:table-cell>
          <table:table-cell office:value-type="string" table:style-name="ce1">
            <text:p>0856789012</text:p>
          </table:table-cell>
          <table:table-cell office:value-type="string" table:style-name="ce1">
            <text:p>TuanDN.B22AT300@stu.ptit.edu.vn</text:p>
          </table:table-cell>
          <table:table-cell office:value-type="string" table:style-name="ce1">
            <text:p>334567890123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2CQAT01-B</text:p>
          </table:table-cell>
          <table:table-cell office:value-type="string" table:style-name="ce1">
            <text:p>CNTT</text:p>
          </table:table-cell>
          <table:table-cell office:value-type="string" table:style-name="ce1">
            <text:p>ATTT</text:p>
          </table:table-cell>
          <table:table-cell office:value-type="string" table:style-name="ce1">
            <text:p>VHVL</text:p>
          </table:table-cell>
          <table:table-cell office:value-type="string" table:style-name="ce1">
            <text:p>2022-20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2DCBC300</text:p>
          </table:table-cell>
          <table:table-cell office:value-type="string" table:style-name="ce1">
            <text:p>Đỗ Thị Hải Yến</text:p>
          </table:table-cell>
          <table:table-cell office:value-type="date" office:date-value="2004-01-17T00:00:00" table:style-name="ce3">
            <text:p>01/17/04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Quảng Ninh</text:p>
          </table:table-cell>
          <table:table-cell office:value-type="string" table:style-name="ce1">
            <text:p>0845678901</text:p>
          </table:table-cell>
          <table:table-cell office:value-type="string" table:style-name="ce1">
            <text:p>YenDH.B22BC300@stu.ptit.edu.vn</text:p>
          </table:table-cell>
          <table:table-cell office:value-type="string" table:style-name="ce1">
            <text:p>223456789012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2CQBC01-B</text:p>
          </table:table-cell>
          <table:table-cell office:value-type="string" table:style-name="ce1">
            <text:p>DPT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2-20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4 19:02: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2DCTC010</text:p>
          </table:table-cell>
          <table:table-cell office:value-type="string" table:style-name="ce1">
            <text:p>Trần Tuấn Anh</text:p>
          </table:table-cell>
          <table:table-cell office:value-type="date" office:date-value="2004-12-18T00:00:00" table:style-name="ce3">
            <text:p>12/18/04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Hà Tĩnh</text:p>
          </table:table-cell>
          <table:table-cell office:value-type="string" table:style-name="ce1">
            <text:p>0745678901</text:p>
          </table:table-cell>
          <table:table-cell office:value-type="string" table:style-name="ce1">
            <text:p>AnhTT.B22TC010@stu.ptit.edu.vn</text:p>
          </table:table-cell>
          <table:table-cell office:value-type="string" table:style-name="ce1">
            <text:p>889012345678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4CQTC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FINTECH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4-20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3DCKT030</text:p>
          </table:table-cell>
          <table:table-cell office:value-type="string" table:style-name="ce1">
            <text:p>Trịnh Phương Dung</text:p>
          </table:table-cell>
          <table:table-cell office:value-type="date" office:date-value="2005-04-06T00:00:00" table:style-name="ce3">
            <text:p>04/06/05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Thái Nguyên</text:p>
          </table:table-cell>
          <table:table-cell office:value-type="string" table:style-name="ce1">
            <text:p>0701234567</text:p>
          </table:table-cell>
          <table:table-cell office:value-type="string" table:style-name="ce1">
            <text:p>DungTP.B23KT030@stu.ptit.edu.vn</text:p>
          </table:table-cell>
          <table:table-cell office:value-type="string" table:style-name="ce1">
            <text:p>445678901234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3CQKT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3-20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3DCKT131</text:p>
          </table:table-cell>
          <table:table-cell office:value-type="string" table:style-name="ce1">
            <text:p>Nguyễn Thị Minh Huyền</text:p>
          </table:table-cell>
          <table:table-cell office:value-type="date" office:date-value="2005-11-26T00:00:00" table:style-name="ce3">
            <text:p>11/26/05</text:p>
          </table:table-cell>
          <table:table-cell office:value-type="string" table:style-name="ce1">
            <text:p>Nữ</text:p>
          </table:table-cell>
          <table:table-cell office:value-type="string" table:style-name="ce1">
            <text:p>Tây Ninh</text:p>
          </table:table-cell>
          <table:table-cell office:value-type="string" table:style-name="ce1">
            <text:p>0323456789</text:p>
          </table:table-cell>
          <table:table-cell office:value-type="string" table:style-name="ce1">
            <text:p>HuyenNTM.B23KT131@stu.ptit.edu.vn</text:p>
          </table:table-cell>
          <table:table-cell office:value-type="string" table:style-name="ce1">
            <text:p>234567890112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3CQKT02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3-20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4DCMR200</text:p>
          </table:table-cell>
          <table:table-cell office:value-type="string" table:style-name="ce1">
            <text:p>Phạm Huy Tiến</text:p>
          </table:table-cell>
          <table:table-cell office:value-type="date" office:date-value="2006-11-15T00:00:00" table:style-name="ce3">
            <text:p>11/15/06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Bến Tre</text:p>
          </table:table-cell>
          <table:table-cell office:value-type="string" table:style-name="ce1">
            <text:p>0312345678</text:p>
          </table:table-cell>
          <table:table-cell office:value-type="string" table:style-name="ce1">
            <text:p>TienPH.B24MR200@stu.ptit.edu.vn</text:p>
          </table:table-cell>
          <table:table-cell office:value-type="string" table:style-name="ce1">
            <text:p>212345678901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4CQMR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2024-20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3 01:55: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4DCCT190</text:p>
          </table:table-cell>
          <table:table-cell office:value-type="string" table:style-name="ce1">
            <text:p>Nguyễn Xuân Sơn</text:p>
          </table:table-cell>
          <table:table-cell office:value-type="date" office:date-value="2005-02-05T00:00:00" table:style-name="ce3">
            <text:p>02/05/05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Nghệ An</text:p>
          </table:table-cell>
          <table:table-cell office:value-type="string" table:style-name="ce1">
            <text:p>0734567890</text:p>
          </table:table-cell>
          <table:table-cell office:value-type="string" table:style-name="ce1">
            <text:p>SonNX.B24CT190@stu.ptit.edu.vn</text:p>
          </table:table-cell>
          <table:table-cell office:value-type="string" table:style-name="ce1">
            <text:p>778901234567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4CQTC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FINTECH</text:p>
          </table:table-cell>
          <table:table-cell office:value-type="string" table:style-name="ce1">
            <text:p>VHVL</text:p>
          </table:table-cell>
          <table:table-cell office:value-type="string" table:style-name="ce1">
            <text:p>2021-20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4DCKD100</text:p>
          </table:table-cell>
          <table:table-cell office:value-type="string" table:style-name="ce1">
            <text:p>Nguyễn Sỹ Sơn</text:p>
          </table:table-cell>
          <table:table-cell office:value-type="date" office:date-value="2006-08-26T00:00:00" table:style-name="ce3">
            <text:p>08/26/06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Kiên Giang</text:p>
          </table:table-cell>
          <table:table-cell office:value-type="string" table:style-name="ce1">
            <text:p>0301234567</text:p>
          </table:table-cell>
          <table:table-cell office:value-type="string" table:style-name="ce1">
            <text:p>SonNS.B24KD100@stu.ptit.edu.vn</text:p>
          </table:table-cell>
          <table:table-cell office:value-type="string" table:style-name="ce1">
            <text:p>101234567890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4CQKT01-B</text:p>
          </table:table-cell>
          <table:table-cell office:value-type="string" table:style-name="ce1">
            <text:p>TCKT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VHVL</text:p>
          </table:table-cell>
          <table:table-cell office:value-type="string" table:style-name="ce1">
            <text:p>2021-20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4DCPT235</text:p>
          </table:table-cell>
          <table:table-cell office:value-type="string" table:style-name="ce1">
            <text:p>Ngô Xuân Thương</text:p>
          </table:table-cell>
          <table:table-cell office:value-type="date" office:date-value="2006-09-09T00:00:00" table:style-name="ce3">
            <text:p>09/09/06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Hải Dương</text:p>
          </table:table-cell>
          <table:table-cell office:value-type="string" table:style-name="ce1">
            <text:p>0712345678</text:p>
          </table:table-cell>
          <table:table-cell office:value-type="string" table:style-name="ce1">
            <text:p>ThuongNX.B24PT235@stu.ptit.edu.vn</text:p>
          </table:table-cell>
          <table:table-cell office:value-type="string" table:style-name="ce1">
            <text:p>556789012345</text:p>
          </table:table-cell>
          <table:table-cell office:value-type="string" table:style-name="ce1">
            <text:p>Kinh</text:p>
          </table:table-cell>
          <table:table-cell office:value-type="string" table:style-name="ce1">
            <text:p>D24CQPT01-B</text:p>
          </table:table-cell>
          <table:table-cell office:value-type="string" table:style-name="ce1">
            <text:p>DPT</text:p>
          </table:table-cell>
          <table:table-cell office:value-type="string" table:style-name="ce1">
            <text:p>CNDPT</text:p>
          </table:table-cell>
          <table:table-cell office:value-type="string" table:style-name="ce1">
            <text:p>VHVL</text:p>
          </table:table-cell>
          <table:table-cell office:value-type="string" table:style-name="ce1">
            <text:p>2024-20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4-11-04 19:02:06</text:p>
          </table:table-cell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phpMyAdmin 5.2.1</meta:initial-creator>
    <dc:creator>Do Manh Tung D21VT03</dc:creator>
    <meta:creation-date>2025-02-19T10:58:37Z</meta:creation-date>
    <dc:date>2025-02-19T11:14:36Z</dc:date>
  </office:meta>
</office:document-meta>
</file>